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14d" officeooo:paragraph-rsid="000cd14d"/>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10pt" officeooo:rsid="000cd14d" officeooo:paragraph-rsid="000cd14d" style:font-size-asian="10pt" style:font-size-complex="10pt"/>
    </style:style>
    <style:style style:name="P4" style:family="paragraph" style:parent-style-name="Standard">
      <style:text-properties style:font-name="Courier New" fo:font-size="10pt" officeooo:rsid="0013db1b" officeooo:paragraph-rsid="0013db1b" style:font-size-asian="10pt" style:font-size-complex="10pt"/>
    </style:style>
    <style:style style:name="P5" style:family="paragraph" style:parent-style-name="Standard">
      <style:text-properties style:font-name="Courier New" fo:font-size="10pt" officeooo:rsid="0013db1b" officeooo:paragraph-rsid="002242b4" style:font-size-asian="10pt" style:font-size-complex="10pt"/>
    </style:style>
    <style:style style:name="P6" style:family="paragraph" style:parent-style-name="Standard">
      <style:text-properties style:font-name="Courier New" fo:font-size="10pt" officeooo:rsid="0013db1b" officeooo:paragraph-rsid="00388300" style:font-size-asian="10pt" style:font-size-complex="10pt"/>
    </style:style>
    <style:style style:name="P7" style:family="paragraph" style:parent-style-name="Standard">
      <style:text-properties style:font-name="Courier New" fo:font-size="10pt" officeooo:rsid="0013db1b" officeooo:paragraph-rsid="00445c9c" style:font-size-asian="10pt" style:font-size-complex="10pt"/>
    </style:style>
    <style:style style:name="P8" style:family="paragraph" style:parent-style-name="Standard">
      <style:text-properties style:font-name="Courier New" fo:font-size="10pt" officeooo:rsid="0013db1b" officeooo:paragraph-rsid="00486797" style:font-size-asian="10pt" style:font-size-complex="10pt"/>
    </style:style>
    <style:style style:name="P9" style:family="paragraph" style:parent-style-name="Standard">
      <style:text-properties style:font-name="Courier New" fo:font-size="10pt" officeooo:rsid="00195294" officeooo:paragraph-rsid="00195294" style:font-size-asian="10pt" style:font-size-complex="10pt"/>
    </style:style>
    <style:style style:name="P10" style:family="paragraph" style:parent-style-name="Standard">
      <style:text-properties style:font-name="Courier New" fo:font-size="10pt" officeooo:rsid="00195294" officeooo:paragraph-rsid="001a1af4" style:font-size-asian="10pt" style:font-size-complex="10pt"/>
    </style:style>
    <style:style style:name="P11" style:family="paragraph" style:parent-style-name="Standard">
      <style:text-properties style:font-name="Courier New" fo:font-size="10pt" officeooo:rsid="00195294" officeooo:paragraph-rsid="001a5b64" style:font-size-asian="10pt" style:font-size-complex="10pt"/>
    </style:style>
    <style:style style:name="P12" style:family="paragraph" style:parent-style-name="Standard">
      <style:text-properties style:font-name="Courier New" fo:font-size="10pt" officeooo:rsid="00195294" officeooo:paragraph-rsid="00486797" style:font-size-asian="10pt" style:font-size-complex="10pt"/>
    </style:style>
    <style:style style:name="P13" style:family="paragraph" style:parent-style-name="Standard">
      <style:text-properties style:font-name="Courier New" fo:font-size="10pt" officeooo:rsid="001da673" officeooo:paragraph-rsid="001da673" style:font-size-asian="10pt" style:font-size-complex="10pt"/>
    </style:style>
    <style:style style:name="P14" style:family="paragraph" style:parent-style-name="Standard">
      <style:text-properties style:font-name="Courier New" fo:font-size="10pt" officeooo:paragraph-rsid="001da673" style:font-size-asian="10pt" style:font-size-complex="10pt"/>
    </style:style>
    <style:style style:name="P15" style:family="paragraph" style:parent-style-name="Standard">
      <style:text-properties style:font-name="Courier New" fo:font-size="10pt" officeooo:rsid="0056f412" officeooo:paragraph-rsid="0056f412" style:font-size-asian="10pt" style:font-size-complex="10pt"/>
    </style:style>
    <style:style style:name="P16" style:family="paragraph" style:parent-style-name="Standard">
      <style:text-properties style:font-name="Courier New" fo:font-size="10pt" officeooo:rsid="00536892" officeooo:paragraph-rsid="00536892" style:font-size-asian="10pt" style:font-size-complex="10pt"/>
    </style:style>
    <style:style style:name="P17" style:family="paragraph" style:parent-style-name="Standard">
      <style:text-properties officeooo:rsid="00123805" officeooo:paragraph-rsid="00123805"/>
    </style:style>
    <style:style style:name="P18" style:family="paragraph" style:parent-style-name="Standard">
      <style:text-properties style:font-name="Liberation Serif" fo:font-size="12pt" officeooo:rsid="000cd14d" officeooo:paragraph-rsid="000cd14d" style:font-size-asian="10.5pt" style:font-size-complex="12pt"/>
    </style:style>
    <style:style style:name="P19" style:family="paragraph" style:parent-style-name="Standard">
      <style:text-properties style:font-name="Liberation Serif" fo:font-size="12pt" officeooo:rsid="0013db1b" officeooo:paragraph-rsid="0013db1b" style:font-size-asian="10.5pt" style:font-size-complex="12pt"/>
    </style:style>
    <style:style style:name="P20" style:family="paragraph" style:parent-style-name="Standard">
      <style:text-properties style:font-name="Liberation Serif" fo:font-size="12pt" officeooo:rsid="00123805" officeooo:paragraph-rsid="0015c2cf" style:font-size-asian="10.5pt" style:font-size-complex="12pt"/>
    </style:style>
    <style:style style:name="P21" style:family="paragraph" style:parent-style-name="Standard">
      <style:text-properties style:font-name="Liberation Serif" fo:font-size="12pt" officeooo:rsid="00195294" officeooo:paragraph-rsid="00195294" style:font-size-asian="10.5pt" style:font-size-complex="12pt"/>
    </style:style>
    <style:style style:name="P22" style:family="paragraph" style:parent-style-name="Standard">
      <style:text-properties style:font-name="Liberation Serif" fo:font-size="12pt" officeooo:rsid="00195294" officeooo:paragraph-rsid="002f3425" style:font-size-asian="10.5pt" style:font-size-complex="12pt"/>
    </style:style>
    <style:style style:name="P23" style:family="paragraph" style:parent-style-name="Standard">
      <style:text-properties style:font-name="Liberation Serif" fo:font-size="12pt" officeooo:rsid="00195294" officeooo:paragraph-rsid="00333a61" style:font-size-asian="10.5pt" style:font-size-complex="12pt"/>
    </style:style>
    <style:style style:name="P24" style:family="paragraph" style:parent-style-name="Standard">
      <style:text-properties style:font-name="Liberation Serif" fo:font-size="12pt" officeooo:rsid="001c4590" officeooo:paragraph-rsid="001c4590" style:font-size-asian="10.5pt" style:font-size-complex="12pt"/>
    </style:style>
    <style:style style:name="P25" style:family="paragraph" style:parent-style-name="Standard">
      <style:text-properties style:font-name="Liberation Serif" fo:font-size="12pt" officeooo:rsid="001c4590" officeooo:paragraph-rsid="0046ecf7" style:font-size-asian="10.5pt" style:font-size-complex="12pt"/>
    </style:style>
    <style:style style:name="P26" style:family="paragraph" style:parent-style-name="Standard">
      <style:text-properties style:font-name="Liberation Serif" fo:font-size="12pt" officeooo:rsid="001febf9" officeooo:paragraph-rsid="00255ae7" style:font-size-asian="10.5pt" style:font-size-complex="12pt"/>
    </style:style>
    <style:style style:name="P27" style:family="paragraph" style:parent-style-name="Standard">
      <style:text-properties style:font-name="Liberation Serif" fo:font-size="12pt" officeooo:rsid="001febf9" officeooo:paragraph-rsid="002cde51" style:font-size-asian="10.5pt" style:font-size-complex="12pt"/>
    </style:style>
    <style:style style:name="P28" style:family="paragraph" style:parent-style-name="Standard">
      <style:text-properties style:font-name="Liberation Serif" fo:font-size="12pt" officeooo:rsid="00255ae7" officeooo:paragraph-rsid="00255ae7" style:font-size-asian="10.5pt" style:font-size-complex="12pt"/>
    </style:style>
    <style:style style:name="P29" style:family="paragraph" style:parent-style-name="Standard">
      <style:text-properties style:font-name="Liberation Serif" fo:font-size="12pt" officeooo:rsid="0034ef81" officeooo:paragraph-rsid="0035b09a" style:font-size-asian="10.5pt" style:font-size-complex="12pt"/>
    </style:style>
    <style:style style:name="P30" style:family="paragraph" style:parent-style-name="Standard">
      <style:text-properties style:font-name="Liberation Serif" fo:font-size="12pt" officeooo:rsid="004062f5" officeooo:paragraph-rsid="004062f5" style:font-size-asian="10.5pt" style:font-size-complex="12pt"/>
    </style:style>
    <style:style style:name="P31" style:family="paragraph" style:parent-style-name="Standard">
      <style:text-properties style:font-name="Liberation Serif" fo:font-size="12pt" officeooo:rsid="0043cb55" officeooo:paragraph-rsid="0044eb85" style:font-size-asian="10.5pt" style:font-size-complex="12pt"/>
    </style:style>
    <style:style style:name="P32" style:family="paragraph" style:parent-style-name="Standard">
      <style:text-properties style:font-name="Liberation Serif" fo:font-size="12pt" officeooo:rsid="0044eb85" officeooo:paragraph-rsid="0044eb85" style:font-size-asian="10.5pt" style:font-size-complex="12pt"/>
    </style:style>
    <style:style style:name="P33" style:family="paragraph" style:parent-style-name="Standard">
      <style:text-properties style:font-name="Liberation Serif" fo:font-size="12pt" officeooo:rsid="0046840d" officeooo:paragraph-rsid="0046840d" style:font-size-asian="10.5pt" style:font-size-complex="12pt"/>
    </style:style>
    <style:style style:name="P34" style:family="paragraph" style:parent-style-name="Standard">
      <style:text-properties style:font-name="Liberation Serif" fo:font-size="12pt" officeooo:rsid="004d6bc2" officeooo:paragraph-rsid="004d6bc2" style:font-size-asian="10.5pt" style:font-size-complex="12pt"/>
    </style:style>
    <style:style style:name="P35" style:family="paragraph" style:parent-style-name="Standard">
      <style:text-properties style:font-name="Liberation Serif" fo:font-size="12pt" officeooo:rsid="0056f412" officeooo:paragraph-rsid="0056f412" style:font-size-asian="10.5pt" style:font-size-complex="12pt"/>
    </style:style>
    <style:style style:name="P36" style:family="paragraph" style:parent-style-name="Standard">
      <style:text-properties style:font-name="Liberation Serif" fo:font-size="12pt" officeooo:rsid="0056f4cb" officeooo:paragraph-rsid="0056f4cb" style:font-size-asian="10.5pt" style:font-size-complex="12pt"/>
    </style:style>
    <style:style style:name="P37" style:family="paragraph" style:parent-style-name="Standard">
      <style:text-properties style:font-name="Liberation Serif" fo:font-size="12pt" officeooo:rsid="00589c46" officeooo:paragraph-rsid="00589c46" style:font-size-asian="10.5pt" style:font-size-complex="12pt"/>
    </style:style>
    <style:style style:name="P38" style:family="paragraph" style:parent-style-name="Standard">
      <style:text-properties style:font-name="Liberation Serif" fo:font-size="12pt" officeooo:rsid="00536892" officeooo:paragraph-rsid="00536892" style:font-size-asian="10.5pt" style:font-size-complex="12pt"/>
    </style:style>
    <style:style style:name="P39" style:family="paragraph" style:parent-style-name="Standard">
      <style:text-properties style:font-name="Liberation Serif" fo:font-size="12pt" officeooo:rsid="005f0df8" officeooo:paragraph-rsid="005f0df8" style:font-size-asian="10.5pt" style:font-size-complex="12pt"/>
    </style:style>
    <style:style style:name="P40" style:family="paragraph" style:parent-style-name="Standard">
      <style:text-properties style:font-name="Liberation Serif" fo:font-size="12pt" officeooo:rsid="005f0df8" officeooo:paragraph-rsid="0060a563" style:font-size-asian="10.5pt" style:font-size-complex="12pt"/>
    </style:style>
    <style:style style:name="P41" style:family="paragraph" style:parent-style-name="Standard">
      <style:text-properties style:font-name="Liberation Serif" fo:font-size="12pt" officeooo:rsid="005f0df8" officeooo:paragraph-rsid="006249ca" style:font-size-asian="10.5pt" style:font-size-complex="12pt"/>
    </style:style>
    <style:style style:name="P42" style:family="paragraph" style:parent-style-name="Standard">
      <style:text-properties style:font-name="Liberation Serif" fo:font-size="12pt" officeooo:rsid="006249ca" officeooo:paragraph-rsid="006249ca" style:font-size-asian="10.5pt" style:font-size-complex="12pt"/>
    </style:style>
    <style:style style:name="P43" style:family="paragraph" style:parent-style-name="Standard">
      <style:text-properties style:font-name="Liberation Serif" fo:font-size="12pt" officeooo:rsid="006484fd" officeooo:paragraph-rsid="006484fd" style:font-size-asian="10.5pt" style:font-size-complex="12pt"/>
    </style:style>
    <style:style style:name="P44" style:family="paragraph" style:parent-style-name="Standard">
      <style:text-properties style:font-name="Liberation Serif" fo:font-size="12pt" officeooo:rsid="006484fd" officeooo:paragraph-rsid="00662d0e" style:font-size-asian="10.5pt" style:font-size-complex="12pt"/>
    </style:style>
    <style:style style:name="P45" style:family="paragraph" style:parent-style-name="Standard">
      <style:text-properties style:font-name="Liberation Serif" fo:font-size="12pt" officeooo:rsid="00649f72" officeooo:paragraph-rsid="00729efd" style:font-size-asian="10.5pt" style:font-size-complex="12pt"/>
    </style:style>
    <style:style style:name="P46" style:family="paragraph" style:parent-style-name="Standard">
      <style:text-properties style:font-name="Liberation Serif" fo:font-size="12pt" officeooo:rsid="0064ba75" officeooo:paragraph-rsid="0064ba75" style:font-size-asian="10.5pt" style:font-size-complex="12pt"/>
    </style:style>
    <style:style style:name="P47" style:family="paragraph" style:parent-style-name="Standard">
      <style:text-properties style:font-name="Liberation Serif" fo:font-size="12pt" officeooo:rsid="00195294" officeooo:paragraph-rsid="00195294" style:font-size-asian="12pt" style:font-size-complex="12pt"/>
    </style:style>
    <style:style style:name="P48" style:family="paragraph" style:parent-style-name="Standard">
      <style:text-properties style:font-name="Liberation Serif" fo:font-size="12pt" officeooo:rsid="001c4590" officeooo:paragraph-rsid="001c4590" style:font-size-asian="12pt" style:font-size-complex="12pt"/>
    </style:style>
    <style:style style:name="P49" style:family="paragraph" style:parent-style-name="Standard">
      <style:text-properties officeooo:paragraph-rsid="001b1f21"/>
    </style:style>
    <style:style style:name="P50" style:family="paragraph" style:parent-style-name="Standard">
      <style:text-properties officeooo:paragraph-rsid="001da673"/>
    </style:style>
    <style:style style:name="P51" style:family="paragraph" style:parent-style-name="Standard">
      <style:text-properties officeooo:rsid="001da673" officeooo:paragraph-rsid="001da673"/>
    </style:style>
    <style:style style:name="P52" style:family="paragraph" style:parent-style-name="Standard">
      <style:text-properties officeooo:rsid="00238e25" officeooo:paragraph-rsid="00238e25"/>
    </style:style>
    <style:style style:name="P53" style:family="paragraph" style:parent-style-name="Standard">
      <style:text-properties officeooo:rsid="00388300" officeooo:paragraph-rsid="00388300"/>
    </style:style>
    <style:style style:name="P54" style:family="paragraph" style:parent-style-name="Standard">
      <style:text-properties officeooo:rsid="00388300" officeooo:paragraph-rsid="003d319b"/>
    </style:style>
    <style:style style:name="P55" style:family="paragraph" style:parent-style-name="Standard">
      <style:text-properties officeooo:rsid="00536892" officeooo:paragraph-rsid="00536892"/>
    </style:style>
    <style:style style:name="P56" style:family="paragraph" style:parent-style-name="Standard">
      <style:text-properties officeooo:rsid="0059d824" officeooo:paragraph-rsid="0059d824"/>
    </style:style>
    <style:style style:name="P57" style:family="paragraph" style:parent-style-name="Heading_20_2">
      <style:text-properties officeooo:rsid="0078c714" officeooo:paragraph-rsid="0078c714"/>
    </style:style>
    <style:style style:name="P58" style:family="paragraph" style:parent-style-name="Heading_20_2">
      <style:text-properties officeooo:rsid="00820899" officeooo:paragraph-rsid="0078c714"/>
    </style:style>
    <style:style style:name="P59" style:family="paragraph" style:parent-style-name="Heading_20_2">
      <style:text-properties officeooo:rsid="00820899" officeooo:paragraph-rsid="007a7ef2"/>
    </style:style>
    <style:style style:name="P60" style:family="paragraph" style:parent-style-name="Heading_20_2">
      <style:text-properties officeooo:rsid="007a7ef2" officeooo:paragraph-rsid="007a7ef2"/>
    </style:style>
    <style:style style:name="P61" style:family="paragraph" style:parent-style-name="Heading_20_2">
      <style:text-properties officeooo:rsid="00824a51" officeooo:paragraph-rsid="007dc5af"/>
    </style:style>
    <style:style style:name="P62" style:family="paragraph" style:parent-style-name="Heading_20_2">
      <style:text-properties officeooo:rsid="00824a51" officeooo:paragraph-rsid="00823810"/>
    </style:style>
    <style:style style:name="P63" style:family="paragraph" style:parent-style-name="Heading_20_2">
      <style:text-properties officeooo:rsid="008300d2" officeooo:paragraph-rsid="00823810"/>
    </style:style>
    <style:style style:name="P64" style:family="paragraph" style:parent-style-name="Heading_20_2">
      <style:text-properties officeooo:rsid="00847408" officeooo:paragraph-rsid="00823810"/>
    </style:style>
    <style:style style:name="P65" style:family="paragraph" style:parent-style-name="Standard">
      <style:text-properties officeooo:rsid="001da673" officeooo:paragraph-rsid="0078c714"/>
    </style:style>
    <style:style style:name="P66" style:family="paragraph" style:parent-style-name="Standard">
      <style:text-properties style:font-name="Liberation Serif" fo:font-size="12pt" officeooo:rsid="0044eb85" officeooo:paragraph-rsid="0044eb85" style:font-size-asian="12pt" style:font-size-complex="12pt"/>
    </style:style>
    <style:style style:name="P67" style:family="paragraph" style:parent-style-name="Standard">
      <style:text-properties style:font-name="Liberation Serif" fo:font-size="12pt" officeooo:rsid="005d5228" officeooo:paragraph-rsid="005d5228" style:font-size-asian="10.5pt" style:font-size-complex="12pt"/>
    </style:style>
    <style:style style:name="P68" style:family="paragraph" style:parent-style-name="Standard">
      <style:text-properties style:font-name="Liberation Serif" fo:font-size="12pt" officeooo:rsid="001c4590" officeooo:paragraph-rsid="001c4590" style:font-size-asian="10.5pt" style:font-size-complex="12pt"/>
    </style:style>
    <style:style style:name="P69" style:family="paragraph" style:parent-style-name="Standard">
      <style:text-properties style:font-name="Liberation Serif" fo:font-size="12pt" officeooo:rsid="001c4590" officeooo:paragraph-rsid="007c32bd" style:font-size-asian="10.5pt" style:font-size-complex="12pt"/>
    </style:style>
    <style:style style:name="P70" style:family="paragraph" style:parent-style-name="Standard">
      <style:text-properties style:font-name="Liberation Serif" fo:font-size="12pt" officeooo:rsid="004d6bc2" officeooo:paragraph-rsid="007dc952" style:font-size-asian="10.5pt" style:font-size-complex="12pt"/>
    </style:style>
    <style:style style:name="P71" style:family="paragraph" style:parent-style-name="Standard">
      <style:text-properties style:font-name="Liberation Serif" fo:font-size="12pt" officeooo:rsid="0049f038" officeooo:paragraph-rsid="007fbe09" style:font-size-asian="10.5pt" style:font-size-complex="12pt"/>
    </style:style>
    <style:style style:name="P72" style:family="paragraph" style:parent-style-name="Standard">
      <style:text-properties style:font-name="Liberation Serif" fo:font-size="12pt" officeooo:rsid="0049f038" officeooo:paragraph-rsid="0049f038" style:font-size-asian="10.5pt" style:font-size-complex="12pt"/>
    </style:style>
    <style:style style:name="P73" style:family="paragraph" style:parent-style-name="Standard">
      <style:text-properties style:font-name="Liberation Serif" fo:font-size="12pt" officeooo:rsid="0080e81a" officeooo:paragraph-rsid="008324dd" style:font-size-asian="10.5pt" style:font-size-complex="12pt"/>
    </style:style>
    <style:style style:name="P74" style:family="paragraph" style:parent-style-name="Standard">
      <style:text-properties style:font-name="Liberation Serif" fo:font-size="12pt" officeooo:rsid="00536892" officeooo:paragraph-rsid="00536892" style:font-size-asian="10.5pt" style:font-size-complex="12pt"/>
    </style:style>
    <style:style style:name="P75" style:family="paragraph" style:parent-style-name="Standard">
      <style:text-properties style:font-name="Liberation Serif" fo:font-size="12pt" officeooo:rsid="005ba45e" officeooo:paragraph-rsid="00851f71" style:font-size-asian="10.5pt" style:font-size-complex="12pt"/>
    </style:style>
    <style:style style:name="P76" style:family="paragraph" style:parent-style-name="Standard">
      <style:text-properties officeooo:rsid="001febf9" officeooo:paragraph-rsid="0078c714"/>
    </style:style>
    <style:style style:name="P77" style:family="paragraph" style:parent-style-name="Standard">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649f72" fo:hyphenate="false" fo:hyphenation-remain-char-count="2" fo:hyphenation-push-char-count="2" loext:hyphenation-no-caps="false"/>
    </style:style>
    <style:style style:name="P78" style:family="paragraph" style:parent-style-name="Title" style:list-style-name=""/>
    <style:style style:name="T1" style:family="text">
      <style:text-properties officeooo:rsid="000e9a6f"/>
    </style:style>
    <style:style style:name="T2" style:family="text">
      <style:text-properties officeooo:rsid="000f0054"/>
    </style:style>
    <style:style style:name="T3" style:family="text">
      <style:text-properties officeooo:rsid="0013db1b"/>
    </style:style>
    <style:style style:name="T4" style:family="text">
      <style:text-properties officeooo:rsid="0015c2cf"/>
    </style:style>
    <style:style style:name="T5" style:family="text">
      <style:text-properties officeooo:rsid="00175e10"/>
    </style:style>
    <style:style style:name="T6" style:family="text">
      <style:text-properties officeooo:rsid="00194121"/>
    </style:style>
    <style:style style:name="T7" style:family="text">
      <style:text-properties officeooo:rsid="00195294"/>
    </style:style>
    <style:style style:name="T8" style:family="text">
      <style:text-properties officeooo:rsid="001a1af4"/>
    </style:style>
    <style:style style:name="T9" style:family="text">
      <style:text-properties officeooo:rsid="001a5b64"/>
    </style:style>
    <style:style style:name="T10" style:family="text">
      <style:text-properties officeooo:rsid="001b1f21"/>
    </style:style>
    <style:style style:name="T11" style:family="text">
      <style:text-properties officeooo:rsid="001e6a1e"/>
    </style:style>
    <style:style style:name="T12" style:family="text">
      <style:text-properties officeooo:rsid="001febf9"/>
    </style:style>
    <style:style style:name="T13" style:family="text">
      <style:text-properties officeooo:rsid="0021d42b"/>
    </style:style>
    <style:style style:name="T14" style:family="text">
      <style:text-properties style:font-name="Courier New" fo:font-size="10pt" style:font-size-asian="10pt" style:font-size-complex="10pt"/>
    </style:style>
    <style:style style:name="T15" style:family="text">
      <style:text-properties style:font-name="Courier New" fo:font-size="10pt" officeooo:rsid="00195294" style:font-size-asian="10pt" style:font-size-complex="10pt"/>
    </style:style>
    <style:style style:name="T16" style:family="text">
      <style:text-properties style:font-name="Courier New" fo:font-size="10pt" officeooo:rsid="00445c9c" style:font-size-asian="10pt" style:font-size-complex="10pt"/>
    </style:style>
    <style:style style:name="T17" style:family="text">
      <style:text-properties style:font-name="Courier New" fo:font-size="10pt" officeooo:rsid="0071476c" style:font-size-asian="10pt" style:font-size-complex="10pt"/>
    </style:style>
    <style:style style:name="T18" style:family="text">
      <style:text-properties officeooo:rsid="002242b4"/>
    </style:style>
    <style:style style:name="T19" style:family="text">
      <style:text-properties officeooo:rsid="00255ae7"/>
    </style:style>
    <style:style style:name="T20" style:family="text">
      <style:text-properties officeooo:rsid="0026501e"/>
    </style:style>
    <style:style style:name="T21" style:family="text">
      <style:text-properties officeooo:rsid="0027400c"/>
    </style:style>
    <style:style style:name="T22" style:family="text">
      <style:text-properties fo:font-weight="bold" officeooo:rsid="0027400c" style:font-weight-asian="bold" style:font-weight-complex="bold"/>
    </style:style>
    <style:style style:name="T23" style:family="text">
      <style:text-properties officeooo:rsid="00293dff"/>
    </style:style>
    <style:style style:name="T24" style:family="text">
      <style:text-properties officeooo:rsid="002a6b0d"/>
    </style:style>
    <style:style style:name="T25" style:family="text">
      <style:text-properties officeooo:rsid="002b58f5"/>
    </style:style>
    <style:style style:name="T26" style:family="text">
      <style:text-properties officeooo:rsid="002cde51"/>
    </style:style>
    <style:style style:name="T27" style:family="text">
      <style:text-properties officeooo:rsid="002e2754"/>
    </style:style>
    <style:style style:name="T28" style:family="text">
      <style:text-properties officeooo:rsid="002f3425"/>
    </style:style>
    <style:style style:name="T29" style:family="text">
      <style:text-properties officeooo:rsid="0030d4c8"/>
    </style:style>
    <style:style style:name="T30" style:family="text">
      <style:text-properties officeooo:rsid="00333a61"/>
    </style:style>
    <style:style style:name="T31" style:family="text">
      <style:text-properties officeooo:rsid="0035b09a"/>
    </style:style>
    <style:style style:name="T32" style:family="text">
      <style:text-properties officeooo:rsid="00388300"/>
    </style:style>
    <style:style style:name="T33" style:family="text">
      <style:text-properties officeooo:rsid="0038c0bd"/>
    </style:style>
    <style:style style:name="T34" style:family="text">
      <style:text-properties officeooo:rsid="003ab052"/>
    </style:style>
    <style:style style:name="T35" style:family="text">
      <style:text-properties officeooo:rsid="003af245"/>
    </style:style>
    <style:style style:name="T36" style:family="text">
      <style:text-properties officeooo:rsid="003bb691"/>
    </style:style>
    <style:style style:name="T37" style:family="text">
      <style:text-properties officeooo:rsid="003d319b"/>
    </style:style>
    <style:style style:name="T38" style:family="text">
      <style:text-properties officeooo:rsid="003e8951"/>
    </style:style>
    <style:style style:name="T39" style:family="text">
      <style:text-properties officeooo:rsid="003f95b1"/>
    </style:style>
    <style:style style:name="T40" style:family="text">
      <style:text-properties officeooo:rsid="00404dfc"/>
    </style:style>
    <style:style style:name="T41" style:family="text">
      <style:text-properties officeooo:rsid="0041ff26"/>
    </style:style>
    <style:style style:name="T42" style:family="text">
      <style:text-properties officeooo:rsid="00445c9c"/>
    </style:style>
    <style:style style:name="T43" style:family="text">
      <style:text-properties officeooo:rsid="0044eb85"/>
    </style:style>
    <style:style style:name="T44" style:family="text">
      <style:text-properties style:font-size-asian="12pt"/>
    </style:style>
    <style:style style:name="T45" style:family="text">
      <style:text-properties officeooo:rsid="00195294" style:font-size-asian="12pt"/>
    </style:style>
    <style:style style:name="T46" style:family="text">
      <style:text-properties officeooo:rsid="00445c9c" style:font-size-asian="12pt"/>
    </style:style>
    <style:style style:name="T47" style:family="text">
      <style:text-properties officeooo:rsid="0046ecf7"/>
    </style:style>
    <style:style style:name="T48" style:family="text">
      <style:text-properties officeooo:rsid="00486797"/>
    </style:style>
    <style:style style:name="T49" style:family="text">
      <style:text-properties officeooo:rsid="0049c4c6"/>
    </style:style>
    <style:style style:name="T50" style:family="text">
      <style:text-properties officeooo:rsid="004ba9f9"/>
    </style:style>
    <style:style style:name="T51" style:family="text">
      <style:text-properties officeooo:rsid="004ef972"/>
    </style:style>
    <style:style style:name="T52" style:family="text">
      <style:text-properties officeooo:rsid="0050cfd9"/>
    </style:style>
    <style:style style:name="T53" style:family="text">
      <style:text-properties officeooo:rsid="00516e80"/>
    </style:style>
    <style:style style:name="T54" style:family="text">
      <style:text-properties officeooo:rsid="0053ab19"/>
    </style:style>
    <style:style style:name="T55" style:family="text">
      <style:text-properties officeooo:rsid="0054e2f8"/>
    </style:style>
    <style:style style:name="T56" style:family="text">
      <style:text-properties officeooo:rsid="0056d834"/>
    </style:style>
    <style:style style:name="T57" style:family="text">
      <style:text-properties officeooo:rsid="0056f4cb"/>
    </style:style>
    <style:style style:name="T58" style:family="text">
      <style:text-properties officeooo:rsid="005743a9"/>
    </style:style>
    <style:style style:name="T59" style:family="text">
      <style:text-properties officeooo:rsid="00589c46"/>
    </style:style>
    <style:style style:name="T60" style:family="text">
      <style:text-properties officeooo:rsid="005a177c"/>
    </style:style>
    <style:style style:name="T61" style:family="text">
      <style:text-properties officeooo:rsid="005abae0"/>
    </style:style>
    <style:style style:name="T62" style:family="text">
      <style:text-properties officeooo:rsid="005ba45e"/>
    </style:style>
    <style:style style:name="T63" style:family="text">
      <style:text-properties officeooo:rsid="005d5228"/>
    </style:style>
    <style:style style:name="T64" style:family="text">
      <style:text-properties officeooo:rsid="005f0df8"/>
    </style:style>
    <style:style style:name="T65" style:family="text">
      <style:text-properties officeooo:rsid="0060a563"/>
    </style:style>
    <style:style style:name="T66" style:family="text">
      <style:text-properties officeooo:rsid="0060b342"/>
    </style:style>
    <style:style style:name="T67" style:family="text">
      <style:text-properties officeooo:rsid="006249ca"/>
    </style:style>
    <style:style style:name="T68" style:family="text">
      <style:text-properties officeooo:rsid="00640666"/>
    </style:style>
    <style:style style:name="T69" style:family="text">
      <style:text-properties officeooo:rsid="006484fd"/>
    </style:style>
    <style:style style:name="T70" style:family="text">
      <style:text-properties officeooo:rsid="00649f72"/>
    </style:style>
    <style:style style:name="T71" style:family="text">
      <style:text-properties fo:color="#000000"/>
    </style:style>
    <style:style style:name="T72" style:family="text">
      <style:text-properties fo:color="#000000" style:font-name="Liberation Serif" style:font-size-asian="12pt"/>
    </style:style>
    <style:style style:name="T73" style:family="text">
      <style:text-properties fo:color="#000000" style:font-name="Liberation Serif" officeooo:rsid="047752b9" style:font-size-asian="12pt"/>
    </style:style>
    <style:style style:name="T74" style:family="text">
      <style:text-properties fo:color="#000000" style:font-name="Liberation Serif" officeooo:rsid="04588b1e" style:font-size-asian="12pt"/>
    </style:style>
    <style:style style:name="T75" style:family="text">
      <style:text-properties fo:color="#000000" style:font-name="Liberation Serif" officeooo:rsid="0478be20" style:font-size-asian="12pt"/>
    </style:style>
    <style:style style:name="T76" style:family="text">
      <style:text-properties fo:color="#000000" style:font-name="Liberation Serif" fo:font-weight="bold" officeooo:rsid="0478be20" style:font-size-asian="12pt" style:font-weight-asian="bold" style:font-weight-complex="bold"/>
    </style:style>
    <style:style style:name="T77" style:family="text">
      <style:text-properties fo:color="#000000" style:font-name="Liberation Serif" fo:font-weight="normal" style:font-size-asian="12pt" style:font-weight-asian="normal" style:font-weight-complex="normal"/>
    </style:style>
    <style:style style:name="T78" style:family="text">
      <style:text-properties fo:color="#000000" style:font-name="Liberation Serif" fo:font-weight="normal" officeooo:rsid="0478be20" style:font-size-asian="12pt" style:font-weight-asian="normal" style:font-weight-complex="normal"/>
    </style:style>
    <style:style style:name="T79" style:family="text">
      <style:text-properties fo:color="#000000" style:font-name="Liberation Serif" fo:font-weight="normal" officeooo:rsid="04796c6c" style:font-size-asian="12pt" style:font-weight-asian="normal" style:font-weight-complex="normal"/>
    </style:style>
    <style:style style:name="T80" style:family="text">
      <style:text-properties fo:color="#000000" officeooo:rsid="047752b9"/>
    </style:style>
    <style:style style:name="T81" style:family="text">
      <style:text-properties fo:color="#000000" officeooo:rsid="0477b02e"/>
    </style:style>
    <style:style style:name="T82" style:family="text">
      <style:text-properties fo:color="#000000" officeooo:rsid="0478c62a"/>
    </style:style>
    <style:style style:name="T83" style:family="text">
      <style:text-properties fo:color="#000000" officeooo:rsid="0478be20"/>
    </style:style>
    <style:style style:name="T84" style:family="text">
      <style:text-properties fo:color="#000000" officeooo:rsid="00729efd"/>
    </style:style>
    <style:style style:name="T85" style:family="text">
      <style:text-properties fo:color="#000000" style:font-name="Courier New" fo:font-size="10pt" officeooo:rsid="00195294" style:font-size-asian="10pt" style:font-size-complex="10pt"/>
    </style:style>
    <style:style style:name="T86" style:family="text">
      <style:text-properties fo:color="#000000" style:font-size-asian="12pt"/>
    </style:style>
    <style:style style:name="T87" style:family="text">
      <style:text-properties fo:color="#000000" officeooo:rsid="00195294" style:font-size-asian="12pt"/>
    </style:style>
    <style:style style:name="T88" style:family="text">
      <style:text-properties fo:color="#000000" officeooo:rsid="00729efd" style:font-size-asian="12pt"/>
    </style:style>
    <style:style style:name="T89" style:family="text">
      <style:text-properties fo:color="#000000" fo:font-weight="normal" officeooo:rsid="0087e1c0" style:font-size-asian="12pt" style:font-weight-asian="normal" style:font-weight-complex="normal"/>
    </style:style>
    <style:style style:name="T90" style:family="text">
      <style:text-properties officeooo:rsid="0064ba75"/>
    </style:style>
    <style:style style:name="T91" style:family="text">
      <style:text-properties officeooo:rsid="00662d0e"/>
    </style:style>
    <style:style style:name="T92" style:family="text">
      <style:text-properties officeooo:rsid="00665cb2"/>
    </style:style>
    <style:style style:name="T93" style:family="text">
      <style:text-properties officeooo:rsid="0068241d"/>
    </style:style>
    <style:style style:name="T94" style:family="text">
      <style:text-properties officeooo:rsid="006a24bf"/>
    </style:style>
    <style:style style:name="T95" style:family="text">
      <style:text-properties officeooo:rsid="006c24d8"/>
    </style:style>
    <style:style style:name="T96" style:family="text">
      <style:text-properties officeooo:rsid="006ceebe"/>
    </style:style>
    <style:style style:name="T97" style:family="text">
      <style:text-properties officeooo:rsid="006d4ea6"/>
    </style:style>
    <style:style style:name="T98" style:family="text">
      <style:text-properties officeooo:rsid="006e8feb"/>
    </style:style>
    <style:style style:name="T99" style:family="text">
      <style:text-properties officeooo:rsid="0070ed1b"/>
    </style:style>
    <style:style style:name="T100" style:family="text">
      <style:text-properties officeooo:rsid="0071476c"/>
    </style:style>
    <style:style style:name="T101" style:family="text">
      <style:text-properties officeooo:rsid="00738e9c"/>
    </style:style>
    <style:style style:name="T102" style:family="text">
      <style:text-properties officeooo:rsid="00752693"/>
    </style:style>
    <style:style style:name="T103" style:family="text">
      <style:text-properties officeooo:rsid="00760928"/>
    </style:style>
    <style:style style:name="T104" style:family="text">
      <style:text-properties officeooo:rsid="0078ae68"/>
    </style:style>
    <style:style style:name="T105" style:family="text">
      <style:text-properties officeooo:rsid="0078c714"/>
    </style:style>
    <style:style style:name="T106" style:family="text">
      <style:text-properties officeooo:rsid="007bd340"/>
    </style:style>
    <style:style style:name="T107" style:family="text">
      <style:text-properties officeooo:rsid="0086f522"/>
    </style:style>
    <style:style style:name="T108" style:family="text">
      <style:text-properties officeooo:rsid="007d436a"/>
    </style:style>
    <style:style style:name="T109" style:family="text">
      <style:text-properties officeooo:rsid="007a7ef2"/>
    </style:style>
    <style:style style:name="T110" style:family="text">
      <style:text-properties officeooo:rsid="00824a51"/>
    </style:style>
    <style:style style:name="T111" style:family="text">
      <style:text-properties officeooo:rsid="00820899"/>
    </style:style>
    <style:style style:name="T112" style:family="text">
      <style:text-properties officeooo:rsid="007ee9cf"/>
    </style:style>
    <style:style style:name="T113" style:family="text">
      <style:text-properties officeooo:rsid="007fbe09"/>
    </style:style>
    <style:style style:name="T114" style:family="text">
      <style:text-properties style:text-position="sub 58%" officeooo:rsid="007fbe09"/>
    </style:style>
    <style:style style:name="T115" style:family="text">
      <style:text-properties style:text-position="0% 100%"/>
    </style:style>
    <style:style style:name="T116" style:family="text">
      <style:text-properties style:text-position="0% 100%" officeooo:rsid="007fbe09"/>
    </style:style>
    <style:style style:name="T117" style:family="text">
      <style:text-properties style:text-position="0% 100%" officeooo:rsid="007ee9cf"/>
    </style:style>
    <style:style style:name="T118" style:family="text">
      <style:text-properties style:text-position="0% 100%" officeooo:rsid="0049f038"/>
    </style:style>
    <style:style style:name="T119" style:family="text">
      <style:text-properties style:text-position="0% 100%" officeooo:rsid="008324dd"/>
    </style:style>
    <style:style style:name="T120" style:family="text">
      <style:text-properties officeooo:rsid="008300d2"/>
    </style:style>
    <style:style style:name="T121" style:family="text">
      <style:text-properties officeooo:rsid="00536892"/>
    </style:style>
    <style:style style:name="T122" style:family="text">
      <style:text-properties officeooo:rsid="00861142"/>
    </style:style>
    <style:style style:name="T123" style:family="text">
      <style:text-properties officeooo:rsid="0087e1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Writing and optimizing queries over nested arrays</text:p>
      <text:p text:style-name="P1"/>
      <text:p text:style-name="P1">In this blog we show how to write and optimize queries over data that contain nested arrays. We do <text:span text:style-name="T1">so </text:span>via a set of example queries <text:span text:style-name="T1">and indexes </text:span>over a table that <text:span text:style-name="T1">models the users of an imaginary TV streaming service. </text:span><text:span text:style-name="T2">In addition to presenting these examples in text here, a java application program is also provided that </text:span><text:span text:style-name="T56">creates the “users” table, </text:span><text:span text:style-name="T2">populates </text:span><text:span text:style-name="T56">it</text:span><text:span text:style-name="T2"> with </text:span><text:span text:style-name="T4">some</text:span><text:span text:style-name="T2"> sample rows, creates </text:span><text:span text:style-name="T4">some</text:span><text:span text:style-name="T2"> indexes and executes the queries </text:span><text:span text:style-name="T36">displaying their results</text:span><text:span text:style-name="T2">.</text:span></text:p>
      <text:p text:style-name="P1"/>
      <text:p text:style-name="P17"><text:span text:style-name="T4">Let’s start with </text:span>creat<text:span text:style-name="T4">ing</text:span> the “users” table:</text:p>
      <text:p text:style-name="P17"/>
      <text:p text:style-name="P3">create table users(</text:p>
      <text:p text:style-name="P3"><text:s text:c="4"/>acct_id integer,</text:p>
      <text:p text:style-name="P3"><text:s text:c="4"/>user_id integer,</text:p>
      <text:p text:style-name="P3"><text:s text:c="4"/>info json,</text:p>
      <text:p text:style-name="P3"><text:s text:c="4"/>primary key(acct_id, user_id))</text:p>
      <text:p text:style-name="P18"/>
      <text:p text:style-name="P20">The “info” column stores the information <text:span text:style-name="T101">about the shows watched by</text:span> each user. <text:span text:style-name="T101">The information is stored</text:span> as a json document. <text:span text:style-name="T3">Four sample rows are given in the .json files </text:span><text:span text:style-name="T104">in this repository</text:span><text:span text:style-name="T3">. </text:span><text:span text:style-name="T56">The java program populates the table with these rows.</text:span></text:p>
      <text:p text:style-name="P20"/>
      <text:p text:style-name="P19"><text:span text:style-name="T4">Next, let’s create some</text:span> indexes <text:span text:style-name="T4">ov</text:span>er the table:</text:p>
      <text:p text:style-name="P19"/>
      <text:p text:style-name="P4">create index idx_country_showid_date on users(</text:p>
      <text:p text:style-name="P4"><text:s text:c="4"/>info.country as string,</text:p>
      <text:p text:style-name="P4"><text:s text:c="4"/>info.shows[].showId as integer,</text:p>
      <text:p text:style-name="P4"><text:s text:c="4"/>info.shows[].seriesInfo[].episodes[].date as string)</text:p>
      <text:p text:style-name="P4"/>
      <text:p text:style-name="P7">create index idx_country_genre on users(</text:p>
      <text:p text:style-name="P7"><text:s text:c="4"/>info.country as string,</text:p>
      <text:p text:style-name="P4"><text:s text:c="4"/>info.shows[].genres[] as string)</text:p>
      <text:p text:style-name="P4"/>
      <text:p text:style-name="P4">create index idx_showid on users(</text:p>
      <text:p text:style-name="P4"><text:s text:c="4"/>info.shows[].showId as integer)</text:p>
      <text:p text:style-name="P4"><text:s text:c="4"/>with unique keys per row</text:p>
      <text:p text:style-name="P4"/>
      <text:p text:style-name="P4">create index idx_showid_minWatched on users(</text:p>
      <text:p text:style-name="P4"><text:s text:c="4"/>info.shows[].showId as integer,</text:p>
      <text:p text:style-name="P5"><text:s text:c="4"/>info.shows[].seriesInfo[].episodes[].minWatched as integer,</text:p>
      <text:p text:style-name="P5"><text:s text:c="4"/>info.shows[].seriesInfo[].episodes[].<text:span text:style-name="T18">episodeID</text:span> as integer)</text:p>
      <text:p text:style-name="P4"><text:s text:c="4"/>with unique keys per row</text:p>
      <text:p text:style-name="P4"/>
      <text:p text:style-name="P4">create index idx_showid_seasonNum_minWatched on users(</text:p>
      <text:p text:style-name="P4"><text:s text:c="4"/>info.shows[].showId as integer,</text:p>
      <text:p text:style-name="P4"><text:s text:c="4"/>info.shows[].seriesInfo[].seasonNum as integer,</text:p>
      <text:p text:style-name="P4"><text:s text:c="4"/>info.shows[].seriesInfo[].episodes[].minWatched as integer,</text:p>
      <text:p text:style-name="P6"><text:s text:c="4"/>info.shows[].seriesInfo[].episodes[].<text:span text:style-name="T18">episodeID</text:span> as integer<text:span text:style-name="T32">)</text:span></text:p>
      <text:p text:style-name="P4"><text:s text:c="4"/>with unique keys per row</text:p>
      <text:p text:style-name="P19"/>
      <text:p text:style-name="P19">The contents of these indexes for the 4 sample rows are shown in the .idx files <text:span text:style-name="T104">in this repository</text:span>. <text:span text:style-name="T5">As shown in these create index statements, the indexes index fields that appear at different levels of data path</text:span><text:span text:style-name="T6">s</text:span><text:span text:style-name="T5"> that contain nested arrays. </text:span><text:span text:style-name="T36">For example, the idx_country_showid_date index indexes the showId field inside the top-level shows array and also the date field inside the episodes arrays, which are nested 2 levels deep under the show array. </text:span><text:span text:style-name="T6">See <text:s/></text:span><text:a xlink:type="simple" xlink:href="https://docs.oracle.com/en/database/other-databases/nosql-database/21.1/sqlreferencefornosql/indexes.html" text:style-name="Internet_20_link" text:visited-style-name="Visited_20_Internet_20_Link"><text:span text:style-name="T6">https://docs.oracle.com/en/database/other-</text:span></text:a><text:soft-page-break/><text:a xlink:type="simple" xlink:href="https://docs.oracle.com/en/database/other-databases/nosql-database/21.1/sqlreferencefornosql/indexes.html" text:style-name="Internet_20_link" text:visited-style-name="Visited_20_Internet_20_Link"><text:span text:style-name="T6">databases/nosql-database/21.1/sqlreferencefornosql/indexes.html</text:span></text:a><text:span text:style-name="T6"> for more details about creating indexes on arrays.</text:span></text:p>
      <text:p text:style-name="P19"/>
      <text:p text:style-name="P21">And now, for the fun part, let’s look at some queries over the streaming data.</text:p>
      <text:p text:style-name="P21"/>
      <text:list xml:id="list4015596368" text:style-name="Outline">
        <text:list-item>
          <text:h text:style-name="Heading_20_1" text:outline-level="1">Don’t unnest that array!</text:h>
        </text:list-item>
      </text:list>
      <text:p text:style-name="Standard"/>
      <text:p text:style-name="P54"><text:span text:style-name="T33">People familiar with more tradition</text:span><text:span text:style-name="T34">al</text:span><text:span text:style-name="T33"> SQL on flat data may think that in order to </text:span><text:span text:style-name="T35">do interesting things with arrays</text:span><text:span text:style-name="T33">, the arrays have to be unnested </text:span><text:span text:style-name="T35">and/or subqueries have to be employed </text:span><text:span text:style-name="T33"><text:s/>(and indeed some other commercial NoSQL systems require unnesting </text:span><text:span text:style-name="T35">and subqueries to work with arrays</text:span><text:span text:style-name="T33">). <text:s/></text:span><text:span text:style-name="T35">Unnesting, employed</text:span><text:span text:style-name="T33"> </text:span><text:span text:style-name="T35">in the FROM clause, is like a row-level self-join operation: </text:span><text:span text:style-name="T102">assuming only one array is to be unnested, </text:span><text:span text:style-name="T35">each table row is combined with each element of </text:span><text:span text:style-name="T102">that</text:span><text:span text:style-name="T35"> array, </text:span><text:span text:style-name="T102">which</text:span><text:span text:style-name="T35"> is contained in the row itself, to produce N tuples, where N is the size of the array. </text:span><text:span text:style-name="T36">Although Oracle NoSQL supports </text:span><text:span text:style-name="T37">unnesting</text:span><text:span text:style-name="T36"> (but not subqueries), it also includes various other features that make unn</text:span><text:span text:style-name="T37">es</text:span><text:span text:style-name="T36">ting and subqueries unnecessary in most cases. </text:span><text:span text:style-name="T37">In this section we showcase these features. Avoiding unnesting</text:span><text:span text:style-name="T36"> make</text:span><text:span text:style-name="T37">s</text:span><text:span text:style-name="T36"> queries on arrays easier to write and more efficient to execute. </text:span><text:span text:style-name="T37">However, some times unnesting is indeed unavoidable. We </text:span><text:span text:style-name="T38">show examples of unnesting queries in t</text:span><text:span text:style-name="T37">he next section.</text:span></text:p>
      <text:p text:style-name="P53"/>
      <text:list xml:id="list142244964421042" text:continue-numbering="true" text:style-name="Outline">
        <text:list-item>
          <text:list>
            <text:list-item>
              <text:h text:style-name="P57" text:outline-level="2">An introductory query</text:h>
            </text:list-item>
          </text:list>
        </text:list-item>
      </text:list>
      <text:p text:style-name="Standard"/>
      <text:p text:style-name="P2">select count(*) as cnt</text:p>
      <text:p text:style-name="P2">from users u</text:p>
      <text:p text:style-name="P2">where u.info.country = "USA" and</text:p>
      <text:p text:style-name="P2"><text:s text:c="6"/>u.info.shows.showId =any 16</text:p>
      <text:p text:style-name="Standard"/>
      <text:p text:style-name="P50"><text:span text:style-name="T7">The <text:s/>query r</text:span>eturn<text:span text:style-name="T7">s</text:span> the number of users in USA that have shown an interest in the show with id 16. </text:p>
      <text:p text:style-name="P50"/>
      <text:p text:style-name="P65">Notice the use of the “=any” operator here. Using the simple “=” operator would cause a runtime error to be raised, because “=” expects each of its operands to be at most one value, but the u.info.shows.showId path expression returns all the show ids in the shows array. Instead, the “=any” acts like a “contains” here, i.e., it returns true if the shows array contains a show id with value 16. <text:span text:style-name="T106">See </text:span><text:a xlink:type="simple" xlink:href="https://docs.oracle.com/en/database/other-databases/nosql-database/21.1/sqlreferencefornosql/sequence-comparison-operators.html" text:style-name="Internet_20_link" text:visited-style-name="Visited_20_Internet_20_Link"><text:span text:style-name="T106">https://docs.oracle.com/en/database/other-databases/nosql-database/21.1/sqlreferencefornosql/sequence-comparison-operators.html</text:span></text:a><text:span text:style-name="T106"> for more details on the “any” operatio</text:span><text:span text:style-name="T107">n</text:span><text:span text:style-name="T106">s.</text:span></text:p>
      <text:p text:style-name="P50"/>
      <text:p text:style-name="P51">The query could also have been written equivalently like this:</text:p>
      <text:p text:style-name="P51"/>
      <text:p text:style-name="P14">select count(*) as cnt</text:p>
      <text:p text:style-name="P14">from users u</text:p>
      <text:p text:style-name="P14">where u.info.country = "USA" and</text:p>
      <text:p text:style-name="P13"><text:s text:c="6"/>exists u.info.shows[$element.showId = 16]</text:p>
      <text:p text:style-name="P49"/>
      <text:p text:style-name="P65">Here, the $element variable iterates over the elements of the shows array and the condition $element .showId = 16 selects the show whose id is 16. <text:span text:style-name="T11">Since the path expression u.info.shows[$element.showId = 16] returns a set of shows </text:span><text:span text:style-name="T105">(at most one show in this case)</text:span><text:span text:style-name="T11">, rather than a boolean value, the exists operator is needed to convert this set to a boolean value (returning true if the set is not empty). </text:span><text:span text:style-name="T106">See </text:span><text:a xlink:type="simple" xlink:href="https://docs.oracle.com/en/database/other-databases/nosql-database/21.1/sqlreferencefornosql/path-expressions.html" text:style-name="Internet_20_link" text:visited-style-name="Visited_20_Internet_20_Link"><text:span text:style-name="T106">https://docs.oracle.com/en/database/other-databases/nosql-database/21.1/sqlreferencefornosql/path-expressions.html</text:span></text:a><text:span text:style-name="T106"> for the full specification of path expressions.</text:span></text:p>
      <text:p text:style-name="P51"/>
      <text:p text:style-name="P76"><text:soft-page-break/><text:span text:style-name="T97">Both of the above (equivalent) </text:span>quer<text:span text:style-name="T97">ies</text:span> uses the idx_country_showid_date index. Both of the query conditions are pushed to the index. In fact, the index is “covering” e<text:span text:style-name="T97">ach</text:span> query, i.e., it contains all the info needed by the query, and as a result, no table rows are retrieved during execution. <text:s/><text:span text:style-name="T108">S</text:span><text:span text:style-name="T13">ee https://docs.oracle.com/en/database/other-databases/nosql-database/21.1/sqlreferencefornosql/query-optimization.html for more examples and details about how indexes are used by queries. </text:span><text:span text:style-name="T98">To confirm the use of the index and to see what conditions are pushed to it, you can </text:span><text:span text:style-name="T102">display the query execution plan by </text:span><text:span text:style-name="T98">run</text:span><text:span text:style-name="T102">ning</text:span><text:span text:style-name="T98"> the java program with the -showPlan option.</text:span></text:p>
      <text:p text:style-name="P51"/>
      <text:p text:style-name="P52">Notice that this query does not access any data in arrays nested under the shows array. We included it in this blog to serve as an introduction/reminder of some of the query features (e.g., the “any” comparison operators, the exists operator, and the filtering conditions inside path expression) that we will use in the more complex queries that follow. </text:p>
      <text:p text:style-name="P52"/>
      <text:list xml:id="list142245996070030" text:continue-numbering="true" text:style-name="Outline">
        <text:list-item>
          <text:list>
            <text:list-item>
              <text:h text:style-name="P58" text:outline-level="2"><text:bookmark-start text:name="__RefHeading___Toc2557_1022377334"/>Placing conditions on the elements of nested arrays<text:bookmark-end text:name="__RefHeading___Toc2557_1022377334"/></text:h>
            </text:list-item>
          </text:list>
        </text:list-item>
      </text:list>
      <text:p text:style-name="P19"/>
      <text:p text:style-name="P4">select count(*) as cnt </text:p>
      <text:p text:style-name="P4">from users u </text:p>
      <text:p text:style-name="P4">where u.info.country = "USA" and </text:p>
      <text:p text:style-name="P4"><text:s text:c="6"/>exists u.info.shows[$element.showId = 16].</text:p>
      <text:p text:style-name="P8"><text:s text:c="13"/>seriesInfo.episodes[$element.date &gt; <text:span text:style-name="T7">"2021-04-01"</text:span>]</text:p>
      <text:p text:style-name="P19"/>
      <text:p text:style-name="P19"><text:span text:style-name="T10">The query r</text:span>eturn<text:span text:style-name="T10">s</text:span> the number of users in USA that have watched at least one episode of show 16 after <text:span text:style-name="T48">2021-04-01</text:span>.</text:p>
      <text:p text:style-name="P19"/>
      <text:p text:style-name="P28">In this example, the path expression after the “exists” operator drills down to the deepest arrays and applies filtering at 2 levels. <text:span text:style-name="T20">The first $element variable iterates over the shows of each user and </text:span><text:span text:style-name="T105">the $element.showId = 16 condition selects the show with id 16. T</text:span><text:span text:style-name="T20">he second $element variable iterates over the episodes of that show </text:span><text:span text:style-name="T105">and the condition selects the episodes with a date after 2012-04-01</text:span><text:span text:style-name="T20">.</text:span></text:p>
      <text:p text:style-name="P28"/>
      <text:p text:style-name="P26">The query uses the idx_country_showid_date index. <text:span text:style-name="T19">All</text:span> of the query conditions are pushed to the index <text:span text:style-name="T19">and the index is covering the query.</text:span></text:p>
      <text:p text:style-name="P19"/>
      <text:list xml:id="list142246018579975" text:continue-numbering="true" text:style-name="Outline">
        <text:list-item>
          <text:list>
            <text:list-item>
              <text:h text:style-name="Heading_20_2" text:outline-level="2">Query 3: <text:span text:style-name="T10">A common mistake!</text:span></text:h>
            </text:list-item>
          </text:list>
        </text:list-item>
      </text:list>
      <text:p text:style-name="P21"/>
      <text:p text:style-name="P9">select count(*) as cnt</text:p>
      <text:p text:style-name="P9"><text:span text:style-name="T8">f</text:span>rom users u</text:p>
      <text:p text:style-name="P9">where u.info.country = "USA" and</text:p>
      <text:p text:style-name="P9"><text:s text:c="6"/>u.info.shows.showId =any 16 and</text:p>
      <text:p text:style-name="P12"><text:s text:c="6"/>u.info.shows.seriesInfo.episodes.date &gt;any "2021-04-01"</text:p>
      <text:p text:style-name="P21"/>
      <text:p text:style-name="P21"><text:span text:style-name="T21">Sometimes, user</text:span><text:span text:style-name="T24">s</text:span><text:span text:style-name="T21"> who wish to write Query 2, end up writing Query 3 instead. However the 2 queries are </text:span><text:span text:style-name="T22">not</text:span><text:span text:style-name="T21"> equivalent! Q</text:span><text:span text:style-name="T10">uery </text:span><text:span text:style-name="T21">3 </text:span><text:span text:style-name="T10">r</text:span>eturn<text:span text:style-name="T10">s</text:span> the number of users in USA that have watched at least one episode of show 16 and have also watched an episode of some show <text:span text:style-name="T23">(not necessarily show 16) </text:span>after <text:span text:style-name="T92">2021-04-01</text:span>. <text:span text:style-name="T23">Basically, the 2 “any” predicates in this query are applied independently from each other.</text:span></text:p>
      <text:p text:style-name="P21"/>
      <text:p text:style-name="P27"><text:span text:style-name="T26">Q</text:span>uery <text:span text:style-name="T26">3 </text:span>uses the idx_country_showid_date index. <text:span text:style-name="T26">However, only one of the two “any” conditions can be pushed to the index. In this case, the showId condition is pushed because it’s an equality condition whereas the date condition is a range one. </text:span><text:span text:style-name="T92">The date condition must be applied on the table rows, which must be retrieved. Therefore, the index is not covering this query.</text:span></text:p>
      <text:p text:style-name="P27"/>
      <text:list xml:id="list142245357009632" text:continue-numbering="true" text:style-name="Outline">
        <text:list-item>
          <text:list>
            <text:list-item>
              <text:h text:style-name="P60" text:outline-level="2"><text:bookmark-start text:name="__RefHeading___Toc2559_1022377334"/><text:soft-page-break/>Which index to choose?<text:bookmark-end text:name="__RefHeading___Toc2559_1022377334"/></text:h>
            </text:list-item>
          </text:list>
        </text:list-item>
      </text:list>
      <text:p text:style-name="P21"/>
      <text:p text:style-name="P9">select count(*) as cnt</text:p>
      <text:p text:style-name="P9">from users u</text:p>
      <text:p text:style-name="P9">where exists u.info.shows[$element.showId = 15].</text:p>
      <text:p text:style-name="P12"><text:s text:c="13"/>seriesInfo.episodes[$element.date &gt; "2021-04-01"]</text:p>
      <text:p text:style-name="P21"/>
      <text:p text:style-name="P22"><text:span text:style-name="T10">The query r</text:span>eturn<text:span text:style-name="T10">s</text:span> the number of users that have watched at least one episode of show 15 after <text:span text:style-name="T48">2021-04-01</text:span>.</text:p>
      <text:p text:style-name="P22"/>
      <text:p text:style-name="P23"><text:span text:style-name="T24">The “exists” condition here is the same as in Query 2, but there is </text:span><text:span text:style-name="T25">no </text:span><text:span text:style-name="T24">condition on the country. </text:span><text:span text:style-name="T29">In this case, the query can use either <text:s/></text:span><text:span text:style-name="T12">idx_country_showid_date </text:span><text:span text:style-name="T29">or idx_showId, and it’s not clear which index is the better choice. If it chooses <text:s/></text:span><text:span text:style-name="T12">idx_country_showid_date, </text:span><text:span text:style-name="T29">it will do </text:span><text:span text:style-name="T27">a full scan of the whole index applying the 2 conditions on each index key. </text:span><text:span text:style-name="T28">As a result, it will access and filter-out many non-qualifying index keys. In contrast, all the index keys scanned by </text:span><text:span text:style-name="T109">q</text:span><text:span text:style-name="T28">uery </text:span><text:span text:style-name="T28"><text:bookmark-ref text:reference-format="number-all-superior" text:ref-name="__RefHeading___Toc2557_1022377334">1.2</text:bookmark-ref></text:span><text:span text:style-name="T28"><text:s/>are keys that satisfy the query conditions. <text:s/></text:span><text:span text:style-name="T30">If it chooses idx_showId, it will scan only the index keys with showId = 15, but it will then </text:span><text:span text:style-name="T31">have </text:span><text:span text:style-name="T30">to retrieve the associated table rows in order to apply the date conditions on the</text:span><text:span text:style-name="T49">m</text:span><text:span text:style-name="T30">. So, idx_showid scans far fewer index keys than </text:span><text:span text:style-name="T12">idx_country_showid_date, </text:span><text:span text:style-name="T30">but idx_showId is not covering whereas </text:span><text:span text:style-name="T12">idx_country_showid_date </text:span><text:span text:style-name="T30">is.</text:span></text:p>
      <text:p text:style-name="P23"/>
      <text:p text:style-name="P29">Whether idx_showId or <text:span text:style-name="T12">idx_country_showid_date </text:span>is better depends on how selective the show id condition is. <text:span text:style-name="T31">Oracle NoSQL does not currently collect statistics on index keys distribution, so it relies on a simple heuristic to choose among multiple applicable indexes. In this case, the heuristic chooses idx_showId on the assumption that the showId = 15 predicate must be a highly selective one because showId is the complete key of an index. If this turns out to be the wrong choice, users can force the use of </text:span><text:span text:style-name="T12">idx_country_showid_date </text:span><text:span text:style-name="T31">by using an index hint, as shown in the next example.</text:span></text:p>
      <text:p text:style-name="P21"/>
      <text:list xml:id="list142244608328956" text:continue-numbering="true" text:style-name="Outline">
        <text:list-item>
          <text:list>
            <text:list-item>
              <text:h text:style-name="P60" text:outline-level="2"><text:bookmark-start text:name="__RefHeading___Toc2569_1022377334"/>Forcing the use of a specific index<text:bookmark-end text:name="__RefHeading___Toc2569_1022377334"/></text:h>
            </text:list-item>
          </text:list>
        </text:list-item>
      </text:list>
      <text:p text:style-name="P9"/>
      <text:p text:style-name="P9">select /*+ FORCE_INDEX(users idx_country_showid_date) */</text:p>
      <text:p text:style-name="P9"><text:s text:c="7"/>count(*) as cnt</text:p>
      <text:p text:style-name="P9">from users u</text:p>
      <text:p text:style-name="P9">where exists u.info.shows[$element.showId = 15].</text:p>
      <text:p text:style-name="P9"><text:s text:c="13"/>seriesInfo.episodes[$element.date &gt; "2021-04-01"]</text:p>
      <text:p text:style-name="P21"/>
      <text:p text:style-name="P21">Same as <text:span text:style-name="T109">query </text:span><text:span text:style-name="T109"><text:bookmark-ref text:reference-format="number-all-superior" text:ref-name="__RefHeading___Toc2559_1022377334">1.4</text:bookmark-ref></text:span>, but forcing the use of index idx_country_showid_date.</text:p>
      <text:p text:style-name="P22"/>
      <text:list xml:id="list142246571422668" text:continue-numbering="true" text:style-name="Outline">
        <text:list-item>
          <text:list>
            <text:list-item>
              <text:h text:style-name="P59" text:outline-level="2">Placing conditions on the elements of <text:span text:style-name="T110">sibling</text:span> arrays</text:h>
            </text:list-item>
          </text:list>
        </text:list-item>
      </text:list>
      <text:p text:style-name="P21"/>
      <text:p text:style-name="P9">select count(*) as cnt</text:p>
      <text:p text:style-name="P9">from users u</text:p>
      <text:p text:style-name="P9">where u.info.country = "USA" and</text:p>
      <text:p text:style-name="P9"><text:s text:c="6"/>exists u.info.shows[</text:p>
      <text:p text:style-name="P9"><text:s text:c="8"/>exists $element.gen<text:span text:style-name="T42">r</text:span>es[$element in ("french", "danish")] and</text:p>
      <text:p text:style-name="P9"><text:s text:c="8"/>exists $element.seriesInfo.episodes["2021-01-01" &lt;= $element.date and</text:p>
      <text:p text:style-name="P9"><text:s text:c="44"/>$element.date &lt;= "2021-12-31"]</text:p>
      <text:p text:style-name="P9"><text:s text:c="6"/>]</text:p>
      <text:p text:style-name="P21"/>
      <text:p text:style-name="P24">The query <text:span text:style-name="T39">r</text:span>eturn<text:span text:style-name="T40">s</text:span> the number of users in USA that have watched a French or Danish show in 2021.</text:p>
      <text:p text:style-name="P69"><text:span text:style-name="T110">Here, the genres and episodes arrays are not nested into each other, but they are both nested inside the shows array (hence genres and episodes are “sibling” arrays). </text:span><text:span text:style-name="T111">Since both the genre and date </text:span><text:soft-page-break/><text:span text:style-name="T111">conditions must apply to the same show, the </text:span><text:span text:style-name="T110">conditions are written as two filtering predicates at the level of the shows array.</text:span></text:p>
      <text:p text:style-name="P24"/>
      <text:p text:style-name="P30">The query uses the idx_country_gen<text:span text:style-name="T42">r</text:span>e index. The country and gen<text:span text:style-name="T42">r</text:span>es conditions are pushed to the index. In fact, 2 index scans will be performed: one scanning the keys with value (“USA”, “french”) and another scanning the keys with value (“USA”, “danish”). <text:span text:style-name="T41">The date conditions will be applied on the table rows</text:span> <text:span text:style-name="T41">associated with the qualifying index keys.</text:span></text:p>
      <text:p text:style-name="P30"/>
      <text:p text:style-name="P31">Two more things are worth mentioning here.</text:p>
      <text:p text:style-name="P31"/>
      <text:p text:style-name="P31">First, <text:span text:style-name="T42">the query could have benefited by an</text:span> index on <text:span text:style-name="T42">all three of</text:span> country, genre, and episode date. <text:span text:style-name="T42">If such an index existed, all the query condition</text:span><text:span text:style-name="T43">s could be pushed to the index. However, it’s not possible to create such an index:</text:span> <text:span text:style-name="T43">in the current implementation, all the arrays indexed by an index must be nested into each other. Obviously, the genres arrays and the episodes arrays do not satisfy this constraint.</text:span></text:p>
      <text:p text:style-name="P31"/>
      <text:p text:style-name="P32">Second, the expression<text:span text:style-name="T44"> </text:span><text:span text:style-name="T15">exists $element.gen</text:span><text:span text:style-name="T16">r</text:span><text:span text:style-name="T15">es[$element in ("french", "danish")]</text:span><text:span text:style-name="T45"> </text:span><text:span text:style-name="T44">could have been written in one of following two equivalent ways:</text:span></text:p>
      <text:p text:style-name="P66"/>
      <text:p text:style-name="P32"><text:span text:style-name="T45">exists $element.gen</text:span><text:span text:style-name="T46">r</text:span><text:span text:style-name="T45">es[$element </text:span><text:span text:style-name="T44">= </text:span><text:span text:style-name="T45">"french" </text:span><text:span text:style-name="T44">or $element =</text:span><text:span text:style-name="T45"> "danish")]</text:span><text:span text:style-name="T44"> </text:span></text:p>
      <text:p text:style-name="P33">or</text:p>
      <text:p text:style-name="P33">$element.genres[] <text:s/>=any seq_concat(“french”, “danish”)</text:p>
      <text:p text:style-name="P33"/>
      <text:p text:style-name="P33">However, <text:span text:style-name="T51">either of these</text:span> two <text:span text:style-name="T51">forms </text:span>would cause the condition to be pushed to the index <text:span text:style-name="T51">as a “filtering predicate” (similarly to the conditions of Query </text:span><text:span text:style-name="T51"><text:bookmark-ref text:reference-format="number-all-superior" text:ref-name="__RefHeading___Toc2569_1022377334">1.5</text:bookmark-ref></text:span><text:span text:style-name="T51">), not as a “start/stop” predicate that establishes the boundaries of the index scan </text:span><text:span text:style-name="T52">(only the country predicate would be pushed as a start/stop predicate in this case)</text:span>. In other words, the IN operator is optimizable, whereas the OR operator and an “any” operator whose right operand returns more than one values are <text:span text:style-name="T103">not</text:span><text:span text:style-name="T51"> optim</text:span><text:span text:style-name="T97">i</text:span><text:span text:style-name="T51">zable</text:span>.</text:p>
      <text:p text:style-name="P33"><text:s/></text:p>
      <text:list xml:id="list142246699607614" text:continue-numbering="true" text:style-name="Outline">
        <text:list-item>
          <text:list>
            <text:list-item>
              <text:h text:style-name="P61" text:outline-level="2"><text:bookmark-start text:name="__RefHeading___Toc2664_1022377334"/>Transforming the shape of json documents and aggregating array elements<text:bookmark-end text:name="__RefHeading___Toc2664_1022377334"/></text:h>
            </text:list-item>
          </text:list>
        </text:list-item>
      </text:list>
      <text:p text:style-name="P9"/>
      <text:p text:style-name="P9">select u.<text:span text:style-name="T96">acct_id</text:span>, u.<text:span text:style-name="T96">user_id</text:span>,</text:p>
      <text:p text:style-name="P10"><text:s text:c="7"/>seq_sum(u.info.shows[$element.showId =</text:p>
      <text:p text:style-name="P10"><text:s text:c="28"/>16].seriesInfo.episodes.minWatched) as time,</text:p>
      <text:p text:style-name="P9"><text:s text:c="7"/>[ seq_transform(u.info.shows[$element.showId = 16],</text:p>
      <text:p text:style-name="P9"><text:s text:c="23"/>seq_transform($sq1.seriesInfo[],</text:p>
      <text:p text:style-name="P9"><text:s text:c="37"/>seq_transform($sq2.episodes[],</text:p>
      <text:p text:style-name="P9"><text:s text:c="37"/>{ "showName" : $sq1.showName,</text:p>
      <text:p text:style-name="P9"><text:s text:c="39"/>"seasonNum" : $sq2.seasonNum,</text:p>
      <text:p text:style-name="P9"><text:s text:c="39"/>"episodeId" : $sq3.episodeID,</text:p>
      <text:p text:style-name="P9"><text:s text:c="39"/>"dateWatched" : $sq3.date</text:p>
      <text:p text:style-name="P9"><text:s text:c="37"/>}))) ] as episodes</text:p>
      <text:p text:style-name="P9">from users u</text:p>
      <text:p text:style-name="P9">where u.info.country = "USA" and</text:p>
      <text:p text:style-name="P9"><text:s text:c="6"/>exists u.info.shows[$element.showId = 16].</text:p>
      <text:p text:style-name="P9"><text:s text:c="13"/>seriesInfo.episodes[$element.date &gt; "2021-04-01"]</text:p>
      <text:p text:style-name="P21"/>
      <text:p text:style-name="P25">For each user in USA that has watched at least one episode of show 16 after 20<text:span text:style-name="T47">21-4-01, </text:span><text:span text:style-name="T48">the quer</text:span><text:span text:style-name="T47">y </text:span>return<text:span text:style-name="T47">s</text:span> <text:span text:style-name="T47">the user’s</text:span> <text:span text:style-name="T96">account and user ids</text:span>, the total time the user has spent watching show 16, and an <text:span text:style-name="T47">a</text:span>rray containing information about all the episodes of show 16 that the user has watched. <text:soft-page-break/>Specifically, each element of this array is a json document containi<text:span text:style-name="T47">n</text:span>g the show name, the season number, the episode id, and the date the episode was watched.</text:p>
      <text:p text:style-name="P25"/>
      <text:p text:style-name="P35">When run over the sample rows, the query returns one result that looks like this:</text:p>
      <text:p text:style-name="P35"/>
      <text:p text:style-name="P15">{ "<text:span text:style-name="T96">acct_id</text:span>":<text:span text:style-name="T96">2</text:span>,"<text:span text:style-name="T96">user_id</text:span>":<text:span text:style-name="T96">1</text:span>,</text:p>
      <text:p text:style-name="P15"><text:s text:c="2"/>"time":220,</text:p>
      <text:p text:style-name="P15"><text:s text:c="2"/>"episodes":[</text:p>
      <text:p text:style-name="P15"><text:s text:c="4"/>{"dateWatched":"2021-03-<text:span text:style-name="T57">1</text:span>8","episodeId":20,"seasonNum":1,"showName":"Rita"},</text:p>
      <text:p text:style-name="P15"><text:s text:c="4"/>{"dateWatched":"2021-03-19","episodeId":30,"seasonNum":1,"showName":"Rita"},</text:p>
      <text:p text:style-name="P15"><text:s text:c="4"/>{"dateWatched":"2021-05-05","episodeId":40,"seasonNum":2,"showName":"Rita"},</text:p>
      <text:p text:style-name="P15"><text:s text:c="4"/>{"dateWatched":"2021-05-06","episodeId":50,"seasonNum":2,"showName":"Rita"}</text:p>
      <text:p text:style-name="P15"><text:s text:c="2"/>]</text:p>
      <text:p text:style-name="P15">}</text:p>
      <text:p text:style-name="P35"/>
      <text:p text:style-name="P71">The query illustrates how the seq_transform expression can be used, together with json object and array constructors, to transform the shape of the stored data. <text:span text:style-name="T50">In this case, information from arrays in 3 different levels is combined into a new single flat array.</text:span></text:p>
      <text:p text:style-name="P71"/>
      <text:p text:style-name="P71"><text:span text:style-name="T112">In general, the seq_tran</text:span>sform expression <text:span text:style-name="T112">takes two other expressions as input</text:span>. <text:span text:style-name="T112">It evaluates the first (“source”) expression, and for each value in the resulting sequence, it evaluates the second (“mapper”) expression. </text:span><text:span text:style-name="T113">The result of the </text:span><text:span text:style-name="T112"><text:s text:c="2"/>seq_tran</text:span>sform expression <text:span text:style-name="T113">itself is the concatenation of the values produced by the evaluations of the mapper expression. During these evaluations, a variable is available to reference the current value of the source expression. The variable is named $sk</text:span><text:span text:style-name="T114">n</text:span><text:span text:style-name="T116">, where n is the level of nesting of the <text:s/></text:span><text:span text:style-name="T117">seq_tran</text:span><text:span text:style-name="T115">sform expression </text:span><text:span text:style-name="T116">within other <text:s/></text:span><text:span text:style-name="T117">seq_tran</text:span><text:span text:style-name="T115">sform expression</text:span><text:span text:style-name="T116">s.</text:span></text:p>
      <text:p text:style-name="P72"/>
      <text:p text:style-name="P73">In this example, the source expression of the first (outer-most) <text:span text:style-name="T117">seq_tran</text:span><text:span text:style-name="T118">sform expression </text:span><text:span text:style-name="T115">returns show 16. Then, the $sk1 variable is bound to this show and the second </text:span><text:span text:style-name="T117">seq_tran</text:span><text:span text:style-name="T118">sform expression </text:span><text:span text:style-name="T115">is evaluated. The source expression of this seq_transform returns all the show-16 </text:span><text:span text:style-name="T119">seasons watched</text:span><text:span text:style-name="T115">. For each such </text:span><text:span text:style-name="T119">season</text:span><text:span text:style-name="T115">, the $sk2 variable is bound to it and the third </text:span><text:span text:style-name="T117">seq_tran</text:span><text:span text:style-name="T118">sform expression </text:span><text:span text:style-name="T115">is evaluated. <text:s/>The source expression of this seq_transform returns all the </text:span><text:span text:style-name="T119">episodes of the current season. Finally, the mapper expression of the third </text:span><text:span text:style-name="T115">seq_transform </text:span><text:span text:style-name="T119">constructs a json document with the needed info for each episode, extracting this info from the values bound to the $sk1, $sk2, and $sk3 variables. </text:span></text:p>
      <text:p text:style-name="P73"><text:span text:style-name="T115"/></text:p>
      <text:p text:style-name="P70">The query also illustrates the use of a sequence aggregation function (seq_sum) to sum up the time spent by a user watching episodes that satisfy a condition (the episodes of show 16). See https://docs.oracle.com/en/database/other-databases/nosql-database/21.1/sqlreferencefornosql/sequence-aggregate-functions.html for details on sequence aggregation functions.</text:p>
      <text:p text:style-name="P34"/>
      <text:list xml:id="list142245560397623" text:continue-numbering="true" text:style-name="Outline">
        <text:list-item>
          <text:list>
            <text:list-item>
              <text:h text:style-name="P62" text:outline-level="2">More complex <text:span text:style-name="T120">conditions on nested arrays</text:span></text:h>
            </text:list-item>
          </text:list>
        </text:list-item>
      </text:list>
      <text:p text:style-name="P21"/>
      <text:p text:style-name="P9">select count(*) as cnt</text:p>
      <text:p text:style-name="P9">from users u</text:p>
      <text:p text:style-name="P9">where u.info.shows.showId =any 15 and</text:p>
      <text:p text:style-name="P9"><text:s text:c="6"/>size(u.info.shows[$element.showId = 15].seriesInfo) =</text:p>
      <text:p text:style-name="P9"><text:s text:c="6"/>u.info.shows[$element.showId = 15].numSeasons and</text:p>
      <text:p text:style-name="P9"><text:s text:c="6"/>not seq_transform(u.info.shows[$element.showId = 15].seriesInfo[],</text:p>
      <text:p text:style-name="P9"><text:s text:c="24"/>$sq1.numEpisodes = size($sq1.episodes)) =any false and</text:p>
      <text:p text:style-name="P9"><text:s text:c="6"/>not seq_transform(u.info.shows[$element.showId=15].seriesInfo.episodes[],</text:p>
      <text:p text:style-name="P9"><text:s text:c="24"/>$sq1.lengthMin = $sq1.minWatched) =any false</text:p>
      <text:p text:style-name="P21"/>
      <text:p text:style-name="P24">The query <text:span text:style-name="T53">r</text:span>eturn<text:span text:style-name="T53">s</text:span> the number of users who have fully watched show 15 (all seasons and all episodes to their full length).</text:p>
      <text:p text:style-name="P24"><text:soft-page-break/></text:p>
      <text:p text:style-name="P36">Let’s look closer at the WHERE clause of this query. The first condition selects show 15. The second condition requires that the size of the seriesInfo array for show 15 is equal to the number of seasons for show 15, that is, the user has watched all the seasons. <text:span text:style-name="T99">This (and the following) condition is required because the data contain only the seasons and episodes that a user has actually watched, not all the available seasons/episodes of a show. </text:span>The third condition requires that the user has watch<text:span text:style-name="T58">ed </text:span>all the episodes of each season of show 15. It does so by using a seq_transform expression to iterate o<text:span text:style-name="T59">ver the</text:span> seasons of show 15 and <text:span text:style-name="T58">for each season, check if </text:span><text:span text:style-name="T59">its number or episodes is equal to the size of its episodes array. The seq_transform returns the result of these checks, i.e., a sequence of true/false values. The rest of the condition checks that the sequence contains only true values. The fourth condition requires that the user has fully watched each episode of show 15. It does so in the same way as the third condition. </text:span></text:p>
      <text:p text:style-name="P36"/>
      <text:p text:style-name="P37">The query uses idx_showId, pushing the showId condition to it. The other conditions cannot be pushed to any index.</text:p>
      <text:p text:style-name="P36"/>
      <text:list xml:id="list142246517241184" text:continue-numbering="true" text:style-name="Outline">
        <text:list-item>
          <text:h text:style-name="Heading_20_1" text:outline-level="1">But unnest if you really have to!</text:h>
        </text:list-item>
      </text:list>
      <text:p text:style-name="Standard"/>
      <text:p text:style-name="P55">In the previous section we showed how path expressions with filtering conditions on array elements, the seq_transform expression, and the sequence aggregation functions can be used to avoid the need for unnesting and subqueries. In fact, probably the only case where unnesting is <text:span text:style-name="T62">really </text:span>needed is when we want to group by fields that are contained in arrays. <text:span text:style-name="T60">Nevertheless, we start with an example that does not involve grouping, just to illustrate the concept of unnesting. </text:span><text:span text:style-name="T62">The rest of the queries in this section will use grouping. </text:span><text:span text:style-name="T64">See &lt;link&gt; for more details on unnesting queries.</text:span></text:p>
      <text:p text:style-name="P55"><text:s/></text:p>
      <text:list xml:id="list142245714081333" text:continue-numbering="true" text:style-name="Outline">
        <text:list-item>
          <text:list>
            <text:list-item>
              <text:h text:style-name="P63" text:outline-level="2"><text:bookmark-start text:name="__RefHeading___Toc2666_1022377334"/>Unnesting for the sake of it<text:bookmark-end text:name="__RefHeading___Toc2666_1022377334"/></text:h>
            </text:list-item>
          </text:list>
        </text:list-item>
      </text:list>
      <text:p text:style-name="P56"/>
      <text:p text:style-name="P16">select u.<text:span text:style-name="T100">acct_id</text:span>, u.<text:span text:style-name="T100">user_id</text:span>,</text:p>
      <text:p text:style-name="P16"><text:s text:c="7"/>$show.showName, $season.seasonNum, </text:p>
      <text:p text:style-name="P16"><text:s text:c="7"/>$episode.episodeID, $episode.date </text:p>
      <text:p text:style-name="P16">from users u, u.info.shows[] as $show,</text:p>
      <text:p text:style-name="P16"><text:s text:c="14"/>$show.seriesInfo[] as $season,</text:p>
      <text:p text:style-name="P16"><text:s text:c="14"/>$season.episodes[] as $episode</text:p>
      <text:p text:style-name="P16">where u.info.country = "USA" and</text:p>
      <text:p text:style-name="P16"><text:s text:c="6"/>$show.showId = 16 and</text:p>
      <text:p text:style-name="P16"><text:s text:c="6"/>$show.seriesInfo.episodes.date &gt;any "2021-04-01"</text:p>
      <text:p text:style-name="P38"/>
      <text:p text:style-name="P38">For each user in USA that has watched at least one episode of show 16 after 2021-04-01, return one result for every episode of show 16 that the user has watch<text:span text:style-name="T94">ed</text:span>. Each such result contains the user's <text:span text:style-name="T100">account</text:span> and <text:span text:style-name="T100">user ids</text:span>, the show name, the season number, the episode id, and the date the episode was watched. <text:span text:style-name="T61">The result of the query is the following:</text:span></text:p>
      <text:p text:style-name="P38"/>
      <text:p text:style-name="P38"><text:span text:style-name="T14">{"</text:span><text:span text:style-name="T17">acct_id</text:span><text:span text:style-name="T14">":</text:span><text:span text:style-name="T17">2</text:span><text:span text:style-name="T14">,"</text:span><text:span text:style-name="T17">user_id</text:span><text:span text:style-name="T14">":</text:span><text:span text:style-name="T17">1</text:span><text:span text:style-name="T14">,"showName":"Rita","seasonNum":1,"episodeID":20,"date":"2021-03-18"} <text:s/>{"</text:span><text:span text:style-name="T17">acct_id</text:span><text:span text:style-name="T14">":</text:span><text:span text:style-name="T17">2</text:span><text:span text:style-name="T14">,"</text:span><text:span text:style-name="T17">user_id</text:span><text:span text:style-name="T14">":</text:span><text:span text:style-name="T17">1</text:span><text:span text:style-name="T14">,"showName":"Rita","seasonNum":1,"episodeID":30,"date":"2021-03-19"} {"</text:span><text:span text:style-name="T17">acct_id</text:span><text:span text:style-name="T14">":</text:span><text:span text:style-name="T17">2</text:span><text:span text:style-name="T14">,"</text:span><text:span text:style-name="T17">user_id</text:span><text:span text:style-name="T14">":</text:span><text:span text:style-name="T17">1</text:span><text:span text:style-name="T14">,"showName":"Rita","seasonNum":2,"episodeID":40,"date":"2021-05-05"} {"</text:span><text:span text:style-name="T17">acct_id</text:span><text:span text:style-name="T14">":</text:span><text:span text:style-name="T17">2</text:span><text:span text:style-name="T14">,"</text:span><text:span text:style-name="T17">user_id</text:span><text:span text:style-name="T14">":</text:span><text:span text:style-name="T17">1</text:span><text:span text:style-name="T14">,"showName":"Rita","seasonNum":2,"episodeID":50,"date":"2021-05-06"}</text:span></text:p>
      <text:p text:style-name="P38"/>
      <text:p text:style-name="P75"><text:soft-page-break/>Although a single table row satisfies the WHERE clause of this query, the result set of the query consists of 4 rows. <text:span text:style-name="T63">Compare this query with query </text:span><text:span text:style-name="T121"><text:bookmark-ref text:reference-format="number-all-superior" text:ref-name="__RefHeading___Toc2664_1022377334">1.7</text:bookmark-ref></text:span><text:span text:style-name="T121"><text:s/></text:span><text:span text:style-name="T63">above. The two queries are essentially equivalent, except from the way they present their results. Query </text:span><text:span text:style-name="T121"><text:bookmark-ref text:reference-format="number-all-superior" text:ref-name="__RefHeading___Toc2664_1022377334">1.7</text:bookmark-ref></text:span><text:span text:style-name="T121"><text:s/></text:span><text:span text:style-name="T63"><text:s/>produces a single result with an array containing 4 elements. Query </text:span><text:span text:style-name="T63"><text:bookmark-ref text:reference-format="number-all-superior" text:ref-name="__RefHeading___Toc2666_1022377334">2.1</text:bookmark-ref></text:span><text:span text:style-name="T63"><text:s/>flattens this array to produce 4 separate results.</text:span></text:p>
      <text:p text:style-name="P67"><text:s/></text:p>
      <text:list xml:id="list142245852059389" text:continue-numbering="true" text:style-name="Outline">
        <text:list-item>
          <text:list>
            <text:list-item>
              <text:h text:style-name="P64" text:outline-level="2"><text:bookmark-start text:name="__RefHeading___Toc2688_1022377334"/>Grouping by a field in a top-level array<text:bookmark-end text:name="__RefHeading___Toc2688_1022377334"/></text:h>
            </text:list-item>
          </text:list>
        </text:list-item>
      </text:list>
      <text:p text:style-name="P21"/>
      <text:p text:style-name="P9">select $show.showId, count(*) as cnt</text:p>
      <text:p text:style-name="P9">from users u, unnest(u.info.shows[] as $show)</text:p>
      <text:p text:style-name="P9">group by $show.showId</text:p>
      <text:p text:style-name="P9">order by count(*) desc</text:p>
      <text:p text:style-name="P47"/>
      <text:p text:style-name="P48">For each show, <text:span text:style-name="T54">the query </text:span>return<text:span text:style-name="T54">s</text:span> the number of users who have shown an interest in that show. <text:span text:style-name="T54">T</text:span>he results <text:span text:style-name="T54">are returned </text:span>ordered by the number of users in descending order. <text:span text:style-name="T63">Essentially the query orders the shows according to a measure of their popularity.</text:span></text:p>
      <text:p text:style-name="P48"/>
      <text:p text:style-name="P41">The query uses the idx_show<text:span text:style-name="T93">i</text:span>d index and the index is a covering one for this query. To make <text:span text:style-name="T65">the use of</text:span> this index <text:span text:style-name="T65">possible</text:span>, two Oracle NoSQL features have been <text:span text:style-name="T65">used. </text:span></text:p>
      <text:p text:style-name="P41"/>
      <text:p text:style-name="P41"><text:span text:style-name="T65">First, the index was created with the “with unique keys per row” property. This </text:span><text:span text:style-name="T66">inform</text:span><text:span text:style-name="T68">s</text:span><text:span text:style-name="T66"> the query processor</text:span><text:span text:style-name="T65"> that for any streaming user, the shows array cannot contain two </text:span><text:span text:style-name="T66">or more </text:span><text:span text:style-name="T65">shows with the same show </text:span><text:span text:style-name="T122">i</text:span><text:span text:style-name="T65">d. </text:span><text:span text:style-name="T66">The restriction is necessary because if duplicate show ids existed, they wouldn’t be included in the index, and as a result, the index would contain fewer entries than the number of elements in the shows arrays. </text:span><text:span text:style-name="T67">So, use of such an index by the query would yield fewer results from the FROM clause </text:span><text:span text:style-name="T68">than if the index was not used</text:span><text:span text:style-name="T67">.</text:span></text:p>
      <text:p text:style-name="P40"/>
      <text:p text:style-name="P42">Second, the UNNEST claus<text:span text:style-name="T68">e was</text:span> used in the query to wrap the unnesting expression. <text:span text:style-name="T68">Semantically, the UNNEST clause is a noop (for e</text:span><text:span text:style-name="T93">x</text:span><text:span text:style-name="T68">ample, query </text:span><text:span text:style-name="T68"><text:bookmark-ref text:reference-format="number-all-superior" text:ref-name="__RefHeading___Toc2666_1022377334">2.1</text:bookmark-ref></text:span><text:span text:style-name="T68"><text:s/>did not use it). However, if an index exists on the array(s) that are being unnested by a query, use of UNNEST is necessary for the index to be considered by the query. The UNNEST clause places some restrictions on what kind of expressions can appear in it (see &lt;link&gt;), and these restrictions make </text:span><text:span text:style-name="T95">it </text:span><text:span text:style-name="T68">easier for the query optimizer to “match” the index and the query. </text:span></text:p>
      <text:p text:style-name="P42"/>
      <text:list xml:id="list142245339307332" text:continue-numbering="true" text:style-name="Outline">
        <text:list-item>
          <text:list>
            <text:list-item>
              <text:h text:style-name="P64" text:outline-level="2"><text:bookmark-start text:name="__RefHeading___Toc2686_1022377334"/>Grouping by a field in a top-level array, but aggregating over deeply nested fields<text:bookmark-end text:name="__RefHeading___Toc2686_1022377334"/></text:h>
            </text:list-item>
          </text:list>
        </text:list-item>
      </text:list>
      <text:p text:style-name="P21"/>
      <text:p text:style-name="P11">select $show.showId, sum($show.seriesInfo.episodes.minWatched) as totalTim<text:span text:style-name="T9">e</text:span></text:p>
      <text:p text:style-name="P11">from users u, unnest(u.info.shows[] as $show)</text:p>
      <text:p text:style-name="P9">group by $show.showId</text:p>
      <text:p text:style-name="P9">order by sum($show.seriesInfo.episodes.minWatched) desc</text:p>
      <text:p text:style-name="P21"/>
      <text:p text:style-name="P24">For each show, <text:span text:style-name="T54">the query </text:span>return<text:span text:style-name="T54">s </text:span>the total time users have spent watching that show. <text:span text:style-name="T54">T</text:span>he results <text:span text:style-name="T54">are returned</text:span> ordered by that time in descending order. <text:span text:style-name="T68">Query </text:span><text:span text:style-name="T68"><text:bookmark-ref text:reference-format="number-all-superior" text:ref-name="__RefHeading___Toc2686_1022377334">2.3</text:bookmark-ref></text:span><text:span text:style-name="T68"><text:s/>is </text:span><text:span text:style-name="T69">similar to Query </text:span><text:span text:style-name="T69"><text:bookmark-ref text:reference-format="number-all-superior" text:ref-name="__RefHeading___Toc2688_1022377334">2.2</text:bookmark-ref></text:span><text:span text:style-name="T69">; it just sorts the shows according to a different measure of popularity.</text:span></text:p>
      <text:p text:style-name="P39"/>
      <text:p text:style-name="P44">The query uses the idx_showid_minWatched index, <text:span text:style-name="T64">and the index is a covering one for this query. </text:span><text:span text:style-name="T90">Notice that </text:span><text:span text:style-name="T123">i</text:span>dx_showid_minWatched index <text:span text:style-name="T90">indexes the episodeID </text:span><text:span text:style-name="T91">field as well. It may appear that this is not necessary, but the field is actually needed so that the index satisfies the </text:span><text:span text:style-name="T65">“with unique keys per row” property.</text:span></text:p>
      <text:p text:style-name="P43"/>
      <text:p text:style-name="P45"><text:soft-page-break/>What if we didn’t have idx_showid_minWatched? Could this query have used idx_showid? The answer is no. <text:span text:style-name="T73">This is</text:span><text:span text:style-name="T71"> because of the </text:span><text:span text:style-name="T80">argument to the </text:span><text:span text:style-name="T71">sum() function: The idx_showid index contains just the showid </text:span><text:span text:style-name="T80">(</text:span><text:span text:style-name="T71">and the p</text:span><text:span text:style-name="T80">rimary key)</text:span><text:span text:style-name="T71">. So, </text:span><text:span text:style-name="T80">if</text:span><text:span text:style-name="T71"> </text:span><text:span text:style-name="T81">the query were evaluated by</text:span><text:span text:style-name="T71"> scan</text:span><text:span text:style-name="T81">ning </text:span><text:span text:style-name="T71">that index, </text:span><text:span text:style-name="T84">we wouldn’t be able to evaluate the </text:span><text:span text:style-name="T85">$show.seriesInfo.episodes.minWatched</text:span><text:span text:style-name="T87"> </text:span><text:span text:style-name="T88">expression, because </text:span><text:span text:style-name="T86">t</text:span><text:span text:style-name="T71">here </text:span><text:span text:style-name="T82">wouldn’t</text:span><text:span text:style-name="T71"> </text:span><text:span text:style-name="T82">be any</text:span><text:span text:style-name="T71"> $show variable anymore </text:span><text:span text:style-name="T84">(t</text:span><text:span text:style-name="T71">here </text:span><text:span text:style-name="T82">would exist</text:span><text:span text:style-name="T71"> only an internal $showid var that ranges over the index entries</text:span><text:span text:style-name="T84">)</text:span><text:span text:style-name="T71">. </text:span><text:span text:style-name="T81">Therefore</text:span><text:span text:style-name="T71">, </text:span><text:span text:style-name="T80">in order to</text:span><text:span text:style-name="T71"> compute the argument of sum(), the full row </text:span><text:span text:style-name="T82">would have to be retrieved</text:span><text:span text:style-name="T71">. </text:span><text:span text:style-name="T81">But</text:span><text:span text:style-name="T71"> what is the exact expression that should </text:span><text:span text:style-name="T81">be</text:span><text:span text:style-name="T71"> compute</text:span><text:span text:style-name="T81">d</text:span><text:span text:style-name="T71"> as the argument of sum()? </text:span><text:span text:style-name="T83">One might say that the expression is </text:span><text:span text:style-name="T71">info</text:span><text:span text:style-name="T74">.</text:span><text:span text:style-name="T72">shows</text:span><text:span text:style-name="T74">. seriesInfo.episodes.minWatched. </text:span><text:span text:style-name="T75">However, this is not correct because the expression returns the minutes watched for </text:span><text:span text:style-name="T76">all</text:span><text:span text:style-name="T78"> the show ids in the row, instead of just the show id of the current group. This analysis leads to the following equivalent query, which does use the idx_showid index. </text:span><text:span text:style-name="T79">However, the index is not covering </text:span><text:span text:style-name="T89">in this case</text:span><text:span text:style-name="T79">.</text:span></text:p>
      <text:p text:style-name="P77"/>
      <text:p text:style-name="P9">select $show.showId,</text:p>
      <text:p text:style-name="P9"><text:s text:c="7"/>sum(u.info.shows[$element.showId = $show.showId].</text:p>
      <text:p text:style-name="P9"><text:s text:c="11"/>seriesInfo.episodes.minWatched) as totalTime</text:p>
      <text:p text:style-name="P9">from users u, unnest(u.info.shows[] as $show)</text:p>
      <text:p text:style-name="P9">group by $show.showId</text:p>
      <text:p text:style-name="P9">order by sum(u.info.shows[$element.showId = $show.showId].</text:p>
      <text:p text:style-name="P9"><text:s text:c="13"/>seriesInfo.episodes.minWatched) desc</text:p>
      <text:p text:style-name="P21"/>
      <text:list xml:id="list142246102908190" text:continue-numbering="true" text:style-name="Outline">
        <text:list-item>
          <text:list>
            <text:list-item>
              <text:h text:style-name="P64" text:outline-level="2">Grouping by fields in a nested arrays</text:h>
            </text:list-item>
          </text:list>
        </text:list-item>
      </text:list>
      <text:p text:style-name="P21"/>
      <text:p text:style-name="P9">select $show.showId,</text:p>
      <text:p text:style-name="P9"><text:s text:c="7"/>$seriesInfo.seasonNum,</text:p>
      <text:p text:style-name="P9"><text:s text:c="7"/>sum($seriesInfo.episodes.minWatched) as totalTime</text:p>
      <text:p text:style-name="P9">from users u, unnest(u.info.shows[] as $show,</text:p>
      <text:p text:style-name="P9"><text:s text:c="23"/>$show.seriesInfo[] as $seriesInfo)</text:p>
      <text:p text:style-name="P9">group by $show.showId, $seriesInfo.seasonNum</text:p>
      <text:p text:style-name="P9">order by sum($seriesInfo.episodes.minWatched) desc</text:p>
      <text:p text:style-name="P21"/>
      <text:p text:style-name="P24">For each show and associated season, <text:span text:style-name="T55">the query </text:span>return<text:span text:style-name="T55">s</text:span> the total time users have spent watching that show and season. <text:span text:style-name="T55">T</text:span>he results <text:span text:style-name="T55">are returned </text:span>ordered by that time in descending order.</text:p>
      <text:p text:style-name="P24"/>
      <text:p text:style-name="P46">The query uses idx_showid_seasonNum_minWatched as a covering index.</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Standard" style:default-outline-level="1" style:list-style-name="Outlin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9:04:18.047949526</meta:creation-date>
    <dc:date>2021-08-24T14:22:44.501008576</dc:date>
    <meta:editing-duration>P1DT23H57M25S</meta:editing-duration>
    <meta:editing-cycles>54</meta:editing-cycles>
    <meta:generator>LibreOffice/6.4.7.2$Linux_X86_64 LibreOffice_project/40$Build-2</meta:generator>
    <meta:document-statistic meta:table-count="0" meta:image-count="0" meta:object-count="0" meta:page-count="9" meta:paragraph-count="197" meta:word-count="3523" meta:character-count="24373" meta:non-whitespace-character-count="20271"/>
  </office:meta>
</office:document-meta>
</file>